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13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_1055__1088__1086__1094__1077__1085__1090__1085__1099__1081_" style:data-style-name="N13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4.91066666666667cm" style:use-optimal-column-width="true"/>
    </style:style>
    <style:style style:name="co2" style:family="table-column">
      <style:table-column-properties fo:break-before="auto" style:column-width="1.73566666666667cm" style:use-optimal-column-width="true"/>
    </style:style>
    <style:style style:name="co3" style:family="table-column">
      <style:table-column-properties fo:break-before="auto" style:column-width="3.196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31.8pt" style:use-optimal-row-height="true" fo:break-before="auto"/>
    </style:style>
    <style:style style:name="ro6" style:family="table-row">
      <style:table-row-properties style:row-height="47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spanned="3" table:number-rows-spanned="1" table:style-name="ce12"/>
          <table:covered-table-cell table:number-columns-repeated="2"/>
          <table:table-cell table:number-columns-repeated="16381" table:style-name="ce1"/>
        </table:table-row>
        <table:table-row table:style-name="ro2">
          <table:table-cell office:value-type="string" table:number-columns-spanned="4" table:number-rows-spanned="1" table:style-name="ce13">
            <text:p>11. Структура депозитных средств коммерческого банка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2">
            <text:p>Депозитные средства </text:p>
          </table:table-cell>
          <table:table-cell office:value-type="string" table:style-name="ce3">
            <text:p>Сумма, </text:p>
          </table:table-cell>
          <table:table-cell office:value-type="string" table:style-name="ce2">
            <text:p>Уд. вес в общем 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4">
            <text:p>коммерческого банка</text:p>
          </table:table-cell>
          <table:table-cell office:value-type="string" table:style-name="ce5">
            <text:p>млн.руб.</text:p>
          </table:table-cell>
          <table:table-cell office:value-type="string" table:style-name="ce4">
            <text:p>объеме, %</text:p>
          </table:table-cell>
          <table:table-cell table:number-columns-repeated="16381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АО и ТОО</text:p>
          </table:table-cell>
          <table:table-cell office:value-type="float" office:value="2200" table:style-name="ce9">
            <text:p>2200</text:p>
          </table:table-cell>
          <table:table-cell office:value-type="percentage" office:value="6.4545454545454545E-2" table:formula="of:=[.B13]/([.B7]*100)" table:style-name="ce14">
            <text:p>6%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Депозиты внебюджетных фондов</text:p>
          </table:table-cell>
          <table:table-cell office:value-type="float" office:value="1800" table:style-name="ce9">
            <text:p>1800</text:p>
          </table:table-cell>
          <table:table-cell office:value-type="percentage" office:value="7.8888888888888883E-2" table:formula="of:=[.B13]/([.B8]*100)" table:style-name="ce14">
            <text:p>8%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8">
            <text:p>Депозиты государственных предприятий</text:p>
          </table:table-cell>
          <table:table-cell office:value-type="float" office:value="2800" table:style-name="ce9">
            <text:p>2800</text:p>
          </table:table-cell>
          <table:table-cell office:value-type="percentage" office:value="5.0714285714285712E-2" table:formula="of:=[.B13]/([.B9]*100)" table:style-name="ce14">
            <text:p>5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ИЧП</text:p>
          </table:table-cell>
          <table:table-cell office:value-type="float" office:value="1900" table:style-name="ce9">
            <text:p>1900</text:p>
          </table:table-cell>
          <table:table-cell office:value-type="percentage" office:value="7.4736842105263157E-2" table:formula="of:=[.B13]/([.B10]*100)" table:style-name="ce15">
            <text:p>7%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Депозиты с/х предприятий</text:p>
          </table:table-cell>
          <table:table-cell office:value-type="float" office:value="1700" table:style-name="ce9">
            <text:p>1700</text:p>
          </table:table-cell>
          <table:table-cell office:value-type="percentage" office:value="8.352941176470588E-2" table:formula="of:=[.B13]/([.B11]*100)" table:style-name="ce15">
            <text:p>8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СП</text:p>
          </table:table-cell>
          <table:table-cell office:value-type="float" office:value="3800" table:style-name="ce9">
            <text:p>3800</text:p>
          </table:table-cell>
          <table:table-cell office:value-type="percentage" office:value="3.7368421052631579E-2" table:formula="of:=[.B13]/([.B12]*100)" table:style-name="ce15">
            <text:p>4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Итого:</text:p>
          </table:table-cell>
          <table:table-cell office:value-type="float" office:value="14200" table:formula="of:=SUM([.B7:.B12])" table:style-name="ce9">
            <text:p>14200</text:p>
          </table:table-cell>
          <table:table-cell office:value-type="percentage" office:value="0.38978330407122974" table:formula="of:=SUM([.C7:.C12])" table:style-name="ce14">
            <text:p>39%</text:p>
          </table:table-cell>
          <table:table-cell table:number-columns-repeated="16381" table:style-name="ce1"/>
        </table:table-row>
        <table:table-row table:style-name="ro4">
          <table:table-cell table:number-columns-repeated="3" table:style-name="ce10"/>
          <table:table-cell table:number-columns-repeated="16381" table:style-name="ce1"/>
        </table:table-row>
        <table:table-row table:style-name="ro5">
          <table:table-cell office:value-type="string" table:style-name="ce10">
            <text:p>Максимальная сумма депозитных средств:</text:p>
          </table:table-cell>
          <table:table-cell office:value-type="float" office:value="3800" table:formula="of:=MAX([.B7:.B12])" table:style-name="ce11">
            <text:p>3800</text:p>
          </table:table-cell>
          <table:table-cell table:style-name="ce10"/>
          <table:table-cell table:number-columns-repeated="16381" table:style-name="ce1"/>
        </table:table-row>
        <table:table-row table:style-name="ro5">
          <table:table-cell office:value-type="string" table:style-name="ce10">
            <text:p>Минимальная сумма депозитных средств:</text:p>
          </table:table-cell>
          <table:table-cell office:value-type="float" office:value="1700" table:formula="of:=MIN([.B7:.B12])" table:style-name="ce4">
            <text:p>17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table:style-name="ce1">
            <draw:frame draw:z-index="1" draw:id="id0" draw:style-name="a0" draw:name="Диаграмма 3" svg:x="0.07083in" svg:y="0.075in" svg:width="5.60417in" svg:height="4.8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  <table:named-expressions>
          <table:named-range table:name="Print_Area" table:cell-range-address="Лист1.$A$1:Лист1.$M$1048576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8__1086__1094__1077__1085__1090__1085__1099__1081_" style:display-name="Процентный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User</meta:initial-creator>
    <dc:creator>User</dc:creator>
    <meta:creation-date>2015-06-05T18:19:34Z</meta:creation-date>
    <dc:date>2020-12-02T15:09:29Z</dc:date>
    <meta:print-date>2020-12-02T15:05:51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5b9bd5" draw:opacity="100%" draw:stroke="none" draw:shadow="visible" draw:shadow-offset-x="0in" draw:shadow-offset-y="0in" draw:shadow-color="#000000" draw:shadow-opacity="25%"/>
    </style:style>
    <style:style style:family="chart" style:name="G0S0P1">
      <style:graphic-properties draw:fill="solid" draw:fill-color="#ed7d31" draw:opacity="100%" draw:stroke="none" draw:shadow="visible" draw:shadow-offset-x="0in" draw:shadow-offset-y="0in" draw:shadow-color="#000000" draw:shadow-opacity="25%"/>
    </style:style>
    <style:style style:family="chart" style:name="G0S0P2">
      <style:graphic-properties draw:fill="solid" draw:fill-color="#a5a5a5" draw:opacity="100%" draw:stroke="none" draw:shadow="visible" draw:shadow-offset-x="0in" draw:shadow-offset-y="0in" draw:shadow-color="#000000" draw:shadow-opacity="25%"/>
    </style:style>
    <style:style style:family="chart" style:name="Lgnd">
      <style:chart-properties chart:auto-position="true"/>
      <style:graphic-properties draw:fill="solid" draw:fill-color="#ffffff" draw:opacity="78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 draw:shadow="visible" draw:shadow-offset-x="0in" draw:shadow-offset-y="0in" draw:shadow-color="#000000" draw:shadow-opacity="25%"/>
    </style:style>
    <style:style style:family="chart" style:name="G0S0P4">
      <style:graphic-properties draw:fill="solid" draw:fill-color="#4472c4" draw:opacity="100%" draw:stroke="none" draw:shadow="visible" draw:shadow-offset-x="0in" draw:shadow-offset-y="0in" draw:shadow-color="#000000" draw:shadow-opacity="25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false" chart:data-label-symbol="false" chart:label-position="center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5b9bd5" draw:opacity="100%" draw:stroke="none" draw:shadow="visible" draw:shadow-offset-x="0in" draw:shadow-offset-y="0in" draw:shadow-color="#000000" draw:shadow-opacity="2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5">
      <style:graphic-properties draw:fill="solid" draw:fill-color="#70ad47" draw:opacity="100%" draw:stroke="none" draw:shadow="visible" draw:shadow-offset-x="0in" draw:shadow-offset-y="0in" draw:shadow-color="#000000" draw:shadow-opacity="25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repeat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47.4pt" svg:width="403.5pt" chart:style-name="Crt0">
        <chart:title chart:style-name="CT00">
          <text:p text:style-name="a1" text:class-names="" text:cond-style-name="">Доля каждого вида депозита в общем объеме депозитных средств банка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Лист1.$A$7:.$A$12"/>
          </chart:axis>
          <chart:axis chart:dimension="y"/>
          <chart:series chart:values-cell-range-address="Лист1.$B$7:.$B$1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xmlns:xlink="http://www.w3.org/1999/xlink" draw:name="a0" xlink:href="media/image1.png" xlink:show="embed" xlink:actuate="onLoad"/>
  </office:styles>
</office:document-styles>
</file>